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0d" officeooo:paragraph-rsid="001ed40d"/>
    </style:style>
    <style:style style:name="P2" style:family="paragraph" style:parent-style-name="Standard">
      <style:text-properties officeooo:rsid="001f7d0a" officeooo:paragraph-rsid="001f7d0a"/>
    </style:style>
    <style:style style:name="T1" style:family="text">
      <style:text-properties officeooo:rsid="001f7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AHONON GOBI</text:p>
      <text:p text:style-name="P1"/>
      <text:p text:style-name="P1">Réponse aux consigne : </text:p>
      <text:p text:style-name="P1"/>
      <text:p text:style-name="P1">Une base de données <text:span text:style-name="T1">est interoperable et interconnectable</text:span></text:p>
      <text:p text:style-name="P1">est très utile pour le <text:span text:style-name="T1">service public , car</text:span></text:p>
      <text:p text:style-name="P1">elle permet de regrouper, de façon thématique, des données éparpillées dans différents</text:p>
      <text:p text:style-name="P1">endroits et de les <text:span text:style-name="T1">valoriser <text:s/></text:span></text:p>
      <text:p text:style-name="P1">La base de données, ou plus exactement son <text:span text:style-name="T1">utlisation </text:span></text:p>
      <text:p text:style-name="P1">, peut être un outil potentiellement <text:span text:style-name="T1">liberticide : les possibilités de recoupements entre plusieurs bases ssues d'administration tracer facilement les administrés, Pour des raisons de lutte contre le crime </text:span></text:p>
      <text:p text:style-name="P2">certain fichiers </text:p>
      <text:p text:style-name="P2">ont cette final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1:44:56.858078814</meta:creation-date>
    <dc:date>2020-04-23T22:06:20.745254453</dc:date>
    <meta:editing-duration>PT11M13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10" meta:word-count="85" meta:character-count="552" meta:non-whitespace-character-count="471"/>
  </office:meta>
</office:document-meta>
</file>